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Boing-Bold" svg:font-family="Boing-Bold, 'Arial Black', sans-serif"/>
    <style:font-face style:name="Monaco" svg:font-family="Monaco, Menlo, Consolas,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orphans="2" fo:widows="2" fo:text-indent="0cm" style:auto-text-indent="false"/>
    </style:style>
    <style:style style:name="P2"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b2b2b" style:font-name="Arial" fo:font-size="12pt" fo:letter-spacing="normal" fo:font-style="normal" fo:font-weight="normal"/>
    </style:style>
    <style:style style:name="P3" style:family="paragraph" style:parent-style-name="Text_20_body" style:list-style-name="L1">
      <style:paragraph-properties fo:margin-left="0cm" fo:margin-right="0cm" fo:margin-top="0.529cm" fo:margin-bottom="0.529cm" loext:contextual-spacing="false" fo:orphans="2" fo:widows="2" fo:text-indent="0cm" style:auto-text-indent="false" fo:padding="0cm" fo:border="none"/>
    </style:style>
    <style:style style:name="P4" style:family="paragraph" style:parent-style-name="Text_20_body" style:list-style-name="L1">
      <style:paragraph-properties fo:margin-top="0cm" fo:margin-bottom="0.247cm" loext:contextual-spacing="false" fo:orphans="2" fo:widows="2"/>
      <style:text-properties fo:font-variant="normal" fo:text-transform="none" fo:color="#2b2b2b" style:font-name="Arial" fo:font-size="12pt" fo:letter-spacing="normal" fo:font-style="normal" fo:font-weight="normal"/>
    </style:style>
    <style:style style:name="P5" style:family="paragraph" style:parent-style-name="Text_20_body" style:list-style-name="L2">
      <style:paragraph-properties fo:margin-top="0cm" fo:margin-bottom="0.247cm" loext:contextual-spacing="false" fo:orphans="2" fo:widows="2"/>
      <style:text-properties fo:font-variant="normal" fo:text-transform="none" fo:color="#2b2b2b" style:font-name="Arial" fo:font-size="12pt" fo:letter-spacing="normal" fo:font-style="normal" fo:font-weight="normal"/>
    </style:style>
    <style:style style:name="P6" style:family="paragraph" style:parent-style-name="Text_20_body" style:list-style-name="L1">
      <style:paragraph-properties fo:margin-top="0cm" fo:margin-bottom="0.247cm" loext:contextual-spacing="false" style:line-height-at-least="0.635cm" fo:orphans="2" fo:widows="2"/>
      <style:text-properties fo:font-variant="normal" fo:text-transform="none" fo:color="#d1edff" style:font-name="Monaco" fo:font-size="11.25pt" fo:letter-spacing="normal" fo:font-style="normal" fo:font-weight="normal" fo:background-color="#0f192a" loext:padding="0.265cm" loext:border="0.06pt solid #cccccc"/>
    </style:style>
    <style:style style:name="P7" style:family="paragraph" style:parent-style-name="Text_20_body" style:list-style-name="L2">
      <style:paragraph-properties fo:margin-top="0cm" fo:margin-bottom="0.247cm" loext:contextual-spacing="false" style:line-height-at-least="0.635cm" fo:orphans="2" fo:widows="2"/>
      <style:text-properties fo:font-variant="normal" fo:text-transform="none" fo:color="#d1edff" style:font-name="Monaco" fo:font-size="11.25pt" fo:letter-spacing="normal" fo:font-style="normal" fo:font-weight="normal" fo:background-color="#0f192a" loext:padding="0.265cm" loext:border="0.06pt solid #cccccc"/>
    </style:style>
    <style:style style:name="P8" style:family="paragraph" style:parent-style-name="Text_20_body" style:list-style-name="L1">
      <style:paragraph-properties fo:margin-top="0cm" fo:margin-bottom="0.247cm" loext:contextual-spacing="false" fo:orphans="2" fo:widows="2"/>
    </style:style>
    <style:style style:name="P9" style:family="paragraph" style:parent-style-name="Text_20_body" style:list-style-name="L2">
      <style:paragraph-properties fo:margin-top="0cm" fo:margin-bottom="0.247cm" loext:contextual-spacing="false" fo:orphans="2" fo:widows="2"/>
    </style:style>
    <style:style style:name="P10" style:family="paragraph" style:parent-style-name="Heading_20_2">
      <style:paragraph-properties fo:text-align="center" style:justify-single-word="false"/>
      <style:text-properties fo:font-variant="normal" fo:text-transform="none" fo:color="#2b2b2b" style:font-name="Boing-Bold" fo:letter-spacing="normal" fo:font-style="normal" fo:font-weight="bold" style:font-weight-asian="bold" style:font-weight-complex="bold"/>
    </style:style>
    <style:style style:name="P11" style:family="paragraph" style:parent-style-name="Heading_20_2">
      <style:paragraph-properties fo:margin-left="0cm" fo:margin-right="0cm" fo:margin-top="0.741cm" fo:margin-bottom="0.582cm" loext:contextual-spacing="false" fo:line-height="109%" fo:orphans="2" fo:widows="2" fo:text-indent="0cm" style:auto-text-indent="false"/>
      <style:text-properties fo:font-variant="normal" fo:text-transform="none" fo:color="#2b2b2b" style:font-name="Boing-Bold" fo:letter-spacing="normal" fo:font-style="normal" fo:font-weight="normal"/>
    </style:style>
    <style:style style:name="T1" style:family="text">
      <style:text-properties fo:font-variant="normal" fo:text-transform="none" fo:color="#2b2b2b" style:font-name="Arial" fo:font-size="12pt" fo:letter-spacing="normal" fo:font-style="normal" fo:font-weight="normal"/>
    </style:style>
    <style:style style:name="T2" style:family="text">
      <style:text-properties fo:font-variant="normal" fo:text-transform="none" fo:color="#2b2b2b" style:font-name="Arial" fo:font-size="12pt" fo:letter-spacing="normal" fo:font-style="normal" fo:font-weight="bold"/>
    </style:style>
    <style:style style:name="T3" style:family="text">
      <style:text-properties fo:font-variant="normal" fo:text-transform="none" fo:color="#2b2b2b" fo:letter-spacing="normal"/>
    </style:style>
    <style:style style:name="T4" style:family="text">
      <style:text-properties fo:font-variant="normal" fo:text-transform="none" fo:color="#4664c5" style:font-name="Arial" fo:font-size="12pt" fo:letter-spacing="normal" fo:font-style="normal" style:text-underline-style="solid" style:text-underline-width="auto" style:text-underline-color="font-color" fo:font-weight="normal" fo:background-color="transparent" loext:char-shading-value="0"/>
    </style:style>
    <style:style style:name="T5" style:family="text">
      <style:text-properties fo:color="#0000ff"/>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Install Node.js using NVM</text:h>
      <text:p text:style-name="P1"><text:span text:style-name="T1">Instead of using </text:span><text:span text:style-name="Strong_20_Emphasis"><text:span text:style-name="T2">apt</text:span></text:span><text:span text:style-name="T1">, you can install Node.js with a tool called </text:span><text:span text:style-name="Strong_20_Emphasis"><text:span text:style-name="T2">nvm</text:span></text:span><text:span text:style-name="T1">, which stands for "</text:span><text:span text:style-name="Strong_20_Emphasis"><text:span text:style-name="T2">N</text:span></text:span><text:span text:style-name="T1">ode.js </text:span><text:span text:style-name="Strong_20_Emphasis"><text:span text:style-name="T2">V</text:span></text:span><text:span text:style-name="T1">ersion </text:span><text:span text:style-name="Strong_20_Emphasis"><text:span text:style-name="T2">M</text:span></text:span><text:span text:style-name="T1">anager".</text:span></text:p>
      <text:p text:style-name="P2">NVM lets you install multiple different versions of Node.js. This way, you have more control over your environment for whatever your project needs. NVM will also give you on-demand access to the latest versions of Node.js, and the ability to use previous releases that your application may be dependent on.</text:p>
      <text:list xml:id="list1719201934663956967" text:style-name="L1">
        <text:list-item>
          <text:p text:style-name="P4">Run apt-get update:</text:p>
          <text:p text:style-name="P6">sudo apt-get update</text:p>
        </text:list-item>
        <text:list-item>
          <text:p text:style-name="P4">Install build-essentials:</text:p>
          <text:p text:style-name="P6">sudo apt-get install build-essential libssl-dev</text:p>
        </text:list-item>
        <text:list-item>
          <text:p text:style-name="P4">Download and install the installation script:</text:p>
          <text:p text:style-name="P8"><text:span text:style-name="T1">Download the </text:span><text:span text:style-name="Strong_20_Emphasis"><text:span text:style-name="T2">nvm</text:span></text:span><text:span text:style-name="T1"> installation script from the project's </text:span><text:a xlink:type="simple" xlink:href="https://github.com/creationix/nvm" text:style-name="Internet_20_link" text:visited-style-name="Visited_20_Internet_20_Link"><text:span text:style-name="T4">GitHub page</text:span></text:a><text:span text:style-name="T1">:</text:span></text:p>
          <text:p text:style-name="P6">curl https://raw.githubusercontent.com/creationix/nvm/master/install.sh | sh</text:p>
          <text:p text:style-name="P4">This will download the script and execute it. It will install into a subdirectory of your home directory at ~/.nvm. It also adds the essential lines to your ~/.profile file to use the file with bash.</text:p>
          <text:p text:style-name="P3"><text:span text:style-name="T3"> </text:span><text:span text:style-name="Strong_20_Emphasis"><text:span text:style-name="T2">Note:</text:span></text:span><text:span text:style-name="T1"> This command will pull from the Github Master page so that it is always up to date, but you can use previous versions by finding the URL on that GitHub repository.</text:span></text:p>
        </text:list-item>
        <text:list-item>
          <text:p text:style-name="P4">Update your current session:</text:p>
          <text:p text:style-name="P6">source ~/.profile</text:p>
        </text:list-item>
        <text:list-item>
          <text:p text:style-name="P4">List available Node.js versions.</text:p>
          <text:p text:style-name="P4">Now that nvm is installed, you can install isolated Node.js versions:</text:p>
          <text:p text:style-name="P6">nvm ls-remote</text:p>
          <text:p text:style-name="P6">. . .</text:p>
          <text:p text:style-name="P6">v6.7.0</text:p>
          <text:p text:style-name="P6">v6.8.0</text:p>
          <text:p text:style-name="P6"><text:soft-page-break/>v6.8.1</text:p>
          <text:p text:style-name="P6">v6.9.0</text:p>
          <text:p text:style-name="P6">v6.9.1</text:p>
          <text:p text:style-name="P6">v7.0.0</text:p>
          <text:p text:style-name="P6">v7.1.0</text:p>
        </text:list-item>
        <text:list-item>
          <text:p text:style-name="P4">Install the version of Node.js that you want to use.</text:p>
          <text:p text:style-name="P8"><text:span text:style-name="T1">In this example, the newest version is v7.1.0. If you wanted to install V7.1.0 you can do so by using the </text:span><text:span text:style-name="Strong_20_Emphasis"><text:span text:style-name="T2">nvm install</text:span></text:span><text:span text:style-name="T1"> command. If there is a newer version available, use that version.</text:span></text:p>
          <text:p text:style-name="P6">nvm install 7.1.0</text:p>
        </text:list-item>
        <text:list-item>
          <text:p text:style-name="P4">After the command runs, your desired version of Node.js will be installed.</text:p>
        </text:list-item>
      </text:list>
      <text:h text:style-name="P11" text:outline-level="2">Options</text:h>
      <text:list xml:id="list8171100098994505625" text:style-name="L2">
        <text:list-item>
          <text:p text:style-name="P5">Typically, nvm will default to the newest version, but you can explicitly tell nvm to use a previous version by using the following syntax - where the highlighted portion is the version you wish to run:</text:p>
          <text:p text:style-name="P7">nvm use <text:span text:style-name="T5">7.0.0</text:span></text:p>
        </text:list-item>
        <text:list-item>
          <text:p text:style-name="P9"><text:span text:style-name="T1">When using </text:span><text:span text:style-name="Strong_20_Emphasis"><text:span text:style-name="T2">nvm</text:span></text:span><text:span text:style-name="T1"> to install Node.js, the executable is simply called </text:span><text:span text:style-name="Strong_20_Emphasis"><text:span text:style-name="T2">node</text:span></text:span><text:span text:style-name="T1">. You can find out what Node.js version is being used by the shell by typing:</text:span></text:p>
          <text:p text:style-name="P7">node -v</text:p>
        </text:list-item>
        <text:list-item>
          <text:p text:style-name="P5">This will display the version being used:</text:p>
          <text:p text:style-name="P7">v.7.1.0</text:p>
        </text:list-item>
        <text:list-item>
          <text:p text:style-name="P5">If you have multiple versions of Node.js, you can determine the installed version by typing:</text:p>
          <text:p text:style-name="P7">nvm ls</text:p>
        </text:list-item>
        <text:list-item>
          <text:p text:style-name="P5">To set a specific Node.js as default, you can use the following syntax where the highlighted portion of the text is the desired version:</text:p>
          <text:p text:style-name="P7"><text:soft-page-break/>nvm alias default <text:span text:style-name="T5">7.1.0</text:span></text:p>
        </text:list-item>
        <text:list-item>
          <text:p text:style-name="P5">That version will be automatically selected when a new session is generated. You can also reference it using an alias such as:</text:p>
          <text:p text:style-name="P7">nvm use default</text:p>
          <text:p text:style-name="P5">Each version of Node.js will keep track of its own packages and uses npm to manage them.</text:p>
        </text:list-item>
        <text:list-item>
          <text:p text:style-name="P9"><text:span text:style-name="T1">You can instruct npm to install different JavaScript packages to your Node.js project's </text:span><text:span text:style-name="Strong_20_Emphasis"><text:span text:style-name="T2">./node_modules</text:span></text:span><text:span text:style-name="T1">. In this example, we will install Express.js:</text:span></text:p>
          <text:p text:style-name="P7">npm install express</text:p>
        </text:list-item>
        <text:list-item>
          <text:p text:style-name="P5">If you want to make that package available globally to all your Node.js projects, you can simply add the -g flag:</text:p>
          <text:p text:style-name="P7">npm install -g expres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Boing-Bold" svg:font-family="Boing-Bold, 'Arial Black', sans-serif"/>
    <style:font-face style:name="Monaco" svg:font-family="Monaco, Menlo, Consolas,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0:56:23.651345255</meta:creation-date>
    <dc:date>2017-12-27T10:57:18.528324284</dc:date>
    <meta:editing-duration>PT56S</meta:editing-duration>
    <meta:editing-cycles>1</meta:editing-cycles>
    <meta:document-statistic meta:table-count="0" meta:image-count="0" meta:object-count="0" meta:page-count="3" meta:paragraph-count="47" meta:word-count="503" meta:character-count="2888" meta:non-whitespace-character-count="2455"/>
    <meta:generator>LibreOffice/5.1.6.2$Linux_X86_64 LibreOffice_project/10m0$Build-2</meta:generator>
  </office:meta>
</office:document-meta>
</file>